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065cm" svg:height="3.81cm" svg:x="4.81cm" svg:y="4.81cm">
          <text:p text:style-name="P1"><text:span text:style-name="T1">logički slo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065cm" svg:height="3.81cm" svg:x="4.81cm" svg:y="9.89cm">
          <text:p text:style-name="P1"><text:span text:style-name="T1">podatkovni slo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175cm" svg:height="2.54cm" svg:x="5.445cm" svg:y="7.985cm">
          <text:p text:style-name="P3"><text:span text:style-name="T2">Project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175cm" svg:height="2.54cm" svg:x="9.255cm" svg:y="7.985cm">
          <text:p text:style-name="P3"><text:span text:style-name="T2">File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175cm" svg:height="2.54cm" svg:x="13.065cm" svg:y="7.985cm">
          <text:p text:style-name="P5"><text:span text:style-name="T3">UserFile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02T15:15:52</meta:creation-date>
    <dc:creator>Miro</dc:creator>
    <dc:date>2008-04-02T15:27:00</dc:date>
    <meta:editing-cycles>2</meta:editing-cycles>
    <meta:editing-duration>PT11M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